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0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style:keep-together="false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style:keep-together="false" fo:keep-together="always"/>
    </style:style>
    <style:style style:name="Tableau1.3" style:family="table-row">
      <style:table-row-properties style:min-row-height="2.637cm" style:keep-together="false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Standard">
      <style:paragraph-properties fo:margin-top="0.3cm" fo:margin-bottom="0cm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5" style:family="paragraph" style:parent-style-name="Prénom_20_NOM">
      <style:text-properties style:font-name="Arial1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7" style:family="paragraph" style:parent-style-name="Texte_20_de_20_saisie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8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First_20_Page">
      <style:paragraph-properties fo:margin-top="0.199cm" fo:margin-bottom="0cm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11pt" style:font-size-asian="11pt" style:font-size-complex="11pt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font-name="Arial1" fo:font-size="11pt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4">
      <number:month number:style="long" number:textual="true"/>
    </number:dat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string" office:string-value="" text:name="passagecommissionep_impressionconvocation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float" office:value="0" text:name="decisionnonrespectsanctionep93_0_moisdebutsanc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0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3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4"> </text:span><text:span text:style-name="T4">DPAS/SIS/BADA/SUSPENSION/</text:span><text:span text:style-name="T4"><text:date style:data-style-name="N106" text:date-value="2014-01-15T18:33:15.35">2014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4-01-15T18:33:15.37">15/01/2014</text:date></text:p>
            </table:table-cell>
            <table:table-cell table:style-name="Tableau1.B3" office:value-type="string">
              <text:p text:style-name="P8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7">Comme je vous l’indiquais dans mon courrier du </text:span><text:span text:style-name="T3"><text:user-field-get text:name="passagecommissionep_impressionconvocation"/></text:span>, <text:span text:style-name="T7">votre dossier a été transmis à l’Equipe Pluridisciplinaire (EP) qui a examiné votre situation.</text:span></text:p>
        <text:p text:style-name="P18"/>
        <text:p text:style-name="P18">Après avoir pris connaissance de son avis, il a été décidé, compte tenu de l’absence de démarches d’insertion de votre part malgré nos multiples sollicitations, de suspendre votre allocation de Revenu de Solidarité Active (RSA).</text:p>
        <text:p text:style-name="P18"/>
        <text:p text:style-name="P18">La Caisse d’Allocations Familiales (CAF) effectuera cette suspension à compter de <text:date style:data-style-name="N34" text:date-value="2014-01-15T18:33:15.38">janvier</text:date> payable en <text:date style:data-style-name="N34" text:date-value="2014-01-15T18:33:15.38" text:date-adjust="PT768H00M00S">février</text:date>.</text:p>
        <text:p text:style-name="P18">Cette suspension sera également effective les mois suivants en l’absence de démarches d’insertion.</text:p>
        <text:p text:style-name="P4"/>
        <text:p text:style-name="P4">Vous pouvez contester cette décision par un recours administratif dans un délai de deux mois à compter de la réception de cette lettre, auprès de Monsieur le Président du Conseil général, Hôtel du Département – BP 93 – 93006 Bobigny Cedex.</text:p>
        <text:p text:style-name="P4"/>
        <text:p text:style-name="P16">Je reste à votre entière disposition pour tout renseignement complémentaire.</text:p>
        <text:p text:style-name="P4"/>
        <text:p text:style-name="P5">Je vous prie d’agréer, <text:user-field-get text:name="personne_qual"/>, l’expression de mes salutations distinguées.</text:p>
        <text:p text:style-name="P17"/>
        <text:p text:style-name="P14">Pour le Président du Conseil général</text:p>
        <text:p text:style-name="P14">et par délégation,</text:p>
        <text:p text:style-name="P14"/>
        <text:p text:style-name="P14"/>
        <text:p text:style-name="P1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size="10pt" style:font-name-asian="Times New Roman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ierry ROBERT</meta:initial-creator>
    <meta:creation-date>2010-02-24T16:09:50.78</meta:creation-date>
    <dc:date>2014-01-15T18:33:15.29</dc:date>
    <dc:creator>linda baitech</dc:creator>
    <meta:editing-duration>PT06H02M10S</meta:editing-duration>
    <meta:editing-cycles>104</meta:editing-cycles>
    <meta:generator>OpenOffice.org/3.2$Win32 OpenOffice.org_project/320m12$Build-9483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74" meta:character-count="1179"/>
  </office:meta>
</office:document-meta>
</file>